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10a4" officeooo:paragraph-rsid="000d10a4"/>
    </style:style>
    <style:style style:name="P2" style:family="paragraph" style:parent-style-name="Standard">
      <style:text-properties officeooo:rsid="000c5086" officeooo:paragraph-rsid="000c5086"/>
    </style:style>
    <style:style style:name="P3" style:family="paragraph" style:parent-style-name="Standard">
      <style:text-properties officeooo:rsid="000d10a4" officeooo:paragraph-rsid="000d10a4"/>
    </style:style>
    <style:style style:name="P4" style:family="paragraph" style:parent-style-name="Standard">
      <style:text-properties officeooo:rsid="000ea2ff" officeooo:paragraph-rsid="000ea2ff"/>
    </style:style>
    <style:style style:name="P5" style:family="paragraph" style:parent-style-name="Text_20_body">
      <style:text-properties officeooo:rsid="000ea2ff" officeooo:paragraph-rsid="000ea2ff"/>
    </style:style>
    <style:style style:name="P6" style:family="paragraph" style:parent-style-name="Text_20_body">
      <style:text-properties officeooo:rsid="000ea365" officeooo:paragraph-rsid="000ea365"/>
    </style:style>
    <style:style style:name="P7" style:family="paragraph" style:parent-style-name="Text_20_body">
      <style:text-properties officeooo:rsid="00102090" officeooo:paragraph-rsid="00102090"/>
    </style:style>
    <style:style style:name="P8" style:family="paragraph" style:parent-style-name="Text_20_body">
      <style:text-properties officeooo:rsid="0014676a" officeooo:paragraph-rsid="0014676a"/>
    </style:style>
    <style:style style:name="P9" style:family="paragraph" style:parent-style-name="Text_20_body">
      <style:text-properties officeooo:paragraph-rsid="00165463"/>
    </style:style>
    <style:style style:name="P10" style:family="paragraph" style:parent-style-name="Text_20_body">
      <style:text-properties officeooo:rsid="0018242f" officeooo:paragraph-rsid="0018242f"/>
    </style:style>
    <style:style style:name="P11" style:family="paragraph" style:parent-style-name="Text_20_body">
      <style:text-properties officeooo:paragraph-rsid="0019ef8d"/>
    </style:style>
    <style:style style:name="P12" style:family="paragraph" style:parent-style-name="Text_20_body">
      <style:text-properties officeooo:rsid="001f5671" officeooo:paragraph-rsid="001f5671"/>
    </style:style>
    <style:style style:name="P13" style:family="paragraph" style:parent-style-name="Text_20_body">
      <style:text-properties officeooo:rsid="00244c9c" officeooo:paragraph-rsid="0014676a"/>
    </style:style>
    <style:style style:name="P14" style:family="paragraph" style:parent-style-name="Text_20_body">
      <style:text-properties officeooo:rsid="00244c9c" officeooo:paragraph-rsid="00244c9c"/>
    </style:style>
    <style:style style:name="P15" style:family="paragraph" style:parent-style-name="Text_20_body">
      <style:text-properties officeooo:rsid="00211ca4" officeooo:paragraph-rsid="00211ca4"/>
    </style:style>
    <style:style style:name="P16" style:family="paragraph" style:parent-style-name="Text_20_body">
      <style:text-properties officeooo:rsid="002d08b6" officeooo:paragraph-rsid="002d08b6"/>
    </style:style>
    <style:style style:name="P17" style:family="paragraph" style:parent-style-name="Text_20_body">
      <style:text-properties officeooo:rsid="002d73c5" officeooo:paragraph-rsid="002d73c5"/>
    </style:style>
    <style:style style:name="P18" style:family="paragraph" style:parent-style-name="Text_20_body">
      <style:text-properties officeooo:rsid="002ec118" officeooo:paragraph-rsid="002ec118"/>
    </style:style>
    <style:style style:name="P19" style:family="paragraph" style:parent-style-name="Text_20_body">
      <style:text-properties officeooo:rsid="003327d8" officeooo:paragraph-rsid="003327d8"/>
    </style:style>
    <style:style style:name="P20" style:family="paragraph" style:parent-style-name="Text_20_body">
      <style:text-properties officeooo:rsid="00354d35" officeooo:paragraph-rsid="00354d35"/>
    </style:style>
    <style:style style:name="P21" style:family="paragraph" style:parent-style-name="Text_20_body">
      <style:text-properties officeooo:rsid="00354d35" officeooo:paragraph-rsid="0035a1a3"/>
    </style:style>
    <style:style style:name="P22" style:family="paragraph" style:parent-style-name="Text_20_body">
      <style:text-properties officeooo:rsid="00354d35" officeooo:paragraph-rsid="00373600"/>
    </style:style>
    <style:style style:name="P23" style:family="paragraph" style:parent-style-name="Text_20_body">
      <style:text-properties officeooo:rsid="0035a1a3" officeooo:paragraph-rsid="0035a1a3"/>
    </style:style>
    <style:style style:name="P24" style:family="paragraph" style:parent-style-name="Text_20_body">
      <style:text-properties officeooo:paragraph-rsid="00387a88"/>
    </style:style>
    <style:style style:name="P25" style:family="paragraph" style:parent-style-name="Text_20_body">
      <style:text-properties officeooo:rsid="00392370" officeooo:paragraph-rsid="00392370"/>
    </style:style>
    <style:style style:name="P26" style:family="paragraph" style:parent-style-name="Text_20_body">
      <style:text-properties officeooo:rsid="0019a339" officeooo:paragraph-rsid="00259922"/>
    </style:style>
    <style:style style:name="P27" style:family="paragraph" style:parent-style-name="Text_20_body">
      <style:text-properties officeooo:rsid="003ab45d" officeooo:paragraph-rsid="003ab45d"/>
    </style:style>
    <style:style style:name="P28" style:family="paragraph" style:parent-style-name="Text_20_body">
      <style:text-properties officeooo:rsid="003bde54" officeooo:paragraph-rsid="003bde54"/>
    </style:style>
    <style:style style:name="P29" style:family="paragraph" style:parent-style-name="Text_20_body">
      <style:text-properties officeooo:rsid="003ec42c" officeooo:paragraph-rsid="003ec42c"/>
    </style:style>
    <style:style style:name="P30" style:family="paragraph" style:parent-style-name="Text_20_body">
      <style:text-properties officeooo:paragraph-rsid="00354d35"/>
    </style:style>
    <style:style style:name="P31" style:family="paragraph" style:parent-style-name="Text_20_body">
      <style:text-properties officeooo:rsid="00423fc8" officeooo:paragraph-rsid="00423fc8"/>
    </style:style>
    <style:style style:name="P32" style:family="paragraph" style:parent-style-name="Text_20_body">
      <style:text-properties officeooo:rsid="00451166" officeooo:paragraph-rsid="00451166"/>
    </style:style>
    <style:style style:name="P33" style:family="paragraph" style:parent-style-name="Heading_20_1">
      <style:text-properties officeooo:rsid="0043c8b7" officeooo:paragraph-rsid="0043c8b7"/>
    </style:style>
    <style:style style:name="P34" style:family="paragraph" style:parent-style-name="Heading_20_1">
      <style:text-properties officeooo:rsid="00387a88" officeooo:paragraph-rsid="00387a88"/>
    </style:style>
    <style:style style:name="P35" style:family="paragraph" style:parent-style-name="Heading_20_1">
      <style:text-properties officeooo:paragraph-rsid="00387a88"/>
    </style:style>
    <style:style style:name="P36" style:family="paragraph" style:parent-style-name="Heading_20_1">
      <style:text-properties officeooo:paragraph-rsid="003327d8"/>
    </style:style>
    <style:style style:name="P37" style:family="paragraph" style:parent-style-name="Heading_20_1">
      <style:text-properties officeooo:rsid="000ea2ff" officeooo:paragraph-rsid="000ea2ff"/>
    </style:style>
    <style:style style:name="P38" style:family="paragraph" style:parent-style-name="Heading_20_1">
      <style:text-properties officeooo:paragraph-rsid="000c6051"/>
    </style:style>
    <style:style style:name="P39" style:family="paragraph" style:parent-style-name="Heading_20_1">
      <style:text-properties officeooo:paragraph-rsid="0019ef8d"/>
    </style:style>
    <style:style style:name="P40" style:family="paragraph" style:parent-style-name="Standard" style:list-style-name="L1">
      <style:text-properties officeooo:rsid="000c5086" officeooo:paragraph-rsid="000c5086"/>
    </style:style>
    <style:style style:name="P41" style:family="paragraph" style:parent-style-name="Standard" style:list-style-name="L1">
      <style:text-properties officeooo:rsid="0014676a" officeooo:paragraph-rsid="0014676a"/>
    </style:style>
    <style:style style:name="P42" style:family="paragraph" style:parent-style-name="Standard" style:list-style-name="L2">
      <style:text-properties officeooo:paragraph-rsid="000ea2ff"/>
    </style:style>
    <style:style style:name="P43" style:family="paragraph" style:parent-style-name="Standard" style:list-style-name="L2">
      <style:text-properties officeooo:paragraph-rsid="001d0e18"/>
    </style:style>
    <style:style style:name="P44" style:family="paragraph" style:parent-style-name="Standard" style:list-style-name="L2">
      <style:text-properties officeooo:rsid="000ea2ff" officeooo:paragraph-rsid="000ea2ff"/>
    </style:style>
    <style:style style:name="P45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46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in" style:auto-text-indent="false" fo:padding="0in" fo:border="none"/>
    </style:style>
    <style:style style:name="P47" style:family="paragraph" style:parent-style-name="Text_20_body">
      <style:text-properties officeooo:paragraph-rsid="0018242f"/>
    </style:style>
    <style:style style:name="P48" style:family="paragraph" style:parent-style-name="Text_20_body">
      <style:text-properties officeooo:rsid="0014676a" officeooo:paragraph-rsid="0014676a"/>
    </style:style>
    <style:style style:name="P49" style:family="paragraph" style:parent-style-name="Text_20_body">
      <style:text-properties officeooo:rsid="004af2c1" officeooo:paragraph-rsid="004af2c1"/>
    </style:style>
    <style:style style:name="P50" style:family="paragraph" style:parent-style-name="Text_20_body">
      <style:text-properties officeooo:rsid="004c1b08" officeooo:paragraph-rsid="004c1b08"/>
    </style:style>
    <style:style style:name="P5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c6051"/>
    </style:style>
    <style:style style:name="T2" style:family="text">
      <style:text-properties officeooo:rsid="000d0541"/>
    </style:style>
    <style:style style:name="T3" style:family="text">
      <style:text-properties officeooo:rsid="000ea2ff"/>
    </style:style>
    <style:style style:name="T4" style:family="text">
      <style:text-properties officeooo:rsid="0011a159"/>
    </style:style>
    <style:style style:name="T5" style:family="text">
      <style:text-properties officeooo:rsid="001644f9"/>
    </style:style>
    <style:style style:name="T6" style:family="text">
      <style:text-properties style:font-name="Liberation Sans" fo:font-size="18.2000007629395pt" fo:font-weight="bold" officeooo:rsid="0013837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style:font-name="Liberation Sans" fo:font-size="18.2000007629395pt" fo:font-weight="bold" officeooo:rsid="001644f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0d10a4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22a693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18242f" style:font-name-asian="Noto Sans Mono CJK SC" style:font-size-asian="10pt" style:font-name-complex="Liberation Mono" style:font-size-complex="10pt"/>
    </style:style>
    <style:style style:name="T12" style:family="text">
      <style:text-properties officeooo:rsid="0019ef8d"/>
    </style:style>
    <style:style style:name="T13" style:family="text">
      <style:text-properties officeooo:rsid="001b5e66"/>
    </style:style>
    <style:style style:name="T14" style:family="text">
      <style:text-properties officeooo:rsid="001d0e18"/>
    </style:style>
    <style:style style:name="T15" style:family="text">
      <style:text-properties fo:font-size="10pt" officeooo:rsid="0022a693" style:font-size-asian="10pt" style:font-size-complex="10pt"/>
    </style:style>
    <style:style style:name="T16" style:family="text">
      <style:text-properties officeooo:rsid="002a6277"/>
    </style:style>
    <style:style style:name="T17" style:family="text">
      <style:text-properties officeooo:rsid="002d08b6"/>
    </style:style>
    <style:style style:name="T18" style:family="text">
      <style:text-properties officeooo:rsid="002e194b"/>
    </style:style>
    <style:style style:name="T19" style:family="text">
      <style:text-properties officeooo:rsid="0030df71"/>
    </style:style>
    <style:style style:name="T20" style:family="text">
      <style:text-properties officeooo:rsid="00354d35"/>
    </style:style>
    <style:style style:name="T21" style:family="text">
      <style:text-properties officeooo:rsid="00366e8a"/>
    </style:style>
    <style:style style:name="T22" style:family="text">
      <style:text-properties officeooo:rsid="00387a88"/>
    </style:style>
    <style:style style:name="T23" style:family="text">
      <style:text-properties style:font-name="Liberation Serif1" style:font-name-asian="Liberation Serif1" style:font-name-complex="Liberation Serif1"/>
    </style:style>
    <style:style style:name="T24" style:family="text">
      <style:text-properties officeooo:rsid="003f4589"/>
    </style:style>
    <style:style style:name="T25" style:family="text">
      <style:text-properties officeooo:rsid="00244c9c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2" style:font-size-asian="12pt" style:font-style-asian="normal" style:font-weight-asian="normal" style:font-name-complex="Liberation Serif2" style:font-size-complex="12pt"/>
    </style:style>
    <style:style style:name="T28" style:family="text">
      <style:text-properties officeooo:rsid="00485757"/>
    </style:style>
    <style:style style:name="T29" style:family="text">
      <style:text-properties officeooo:rsid="00497829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<text:span text:style-name="T1">edora postinstall todo</text:span></text:p>
      <text:h text:style-name="P36" text:outline-level="1">Atom</text:h>
      <text:p text:style-name="P25"># TODO: Update for nightly version.</text:p>
      <text:p text:style-name="P19">cd ~/Downloads</text:p>
      <text:p text:style-name="P19">wget https://atom-installer.github.com/v1.42.0-beta0/atom.x86_64.rpm</text:p>
      <text:p text:style-name="P19">sudo rpm -i atom.x86_64.rpm</text:p>
      <text:p text:style-name="P28">echo "'atom-workspace atom-text-editor:not([mini])':\n <text:s/>'ctrl-alt-up': 'editor:add-selection-above'\n <text:s/>'ctrl-alt-down': 'editor:add-selection-below'" &gt; ~/.atom/keymap.cson</text:p>
      <text:p text:style-name="P45">Install the <text:a xlink:type="simple" xlink:href="https://atom.io/packages/pretty-json" text:style-name="ListLabel_20_1" text:visited-style-name="ListLabel_20_1"><text:span text:style-name="T26">pretty-json</text:span></text:a> extension</text:p>
      <text:p text:style-name="P46"><text:span text:style-name="T28">(</text:span>???<text:span text:style-name="T28">) Albo prettify?</text:span></text:p>
      <text:h text:style-name="P36" text:outline-level="1">Google Chrome unstable</text:h>
      <text:p text:style-name="P50">Add as disabled I think?</text:p>
      <text:p text:style-name="P13">Download</text:p>
      <text:p text:style-name="P8">install</text:p>
      <text:p text:style-name="P8">log in to sync</text:p>
      <text:h text:style-name="Heading_20_1" text:outline-level="1">LibreOffice configuration</text:h>
      <text:p text:style-name="P49">Add personal data (name, surname etc.) that marks files &amp; comments.</text:p>
      <text:h text:style-name="Heading_20_1" text:outline-level="1">Gnome shell extensions</text:h>
      <text:p text:style-name="P3">Install the native connector</text:p>
      <text:p text:style-name="P1"><text:span text:style-name="T4">sudo </text:span>dnf -<text:span text:style-name="T3">y </text:span>install chrome-gnome-shell</text:p>
      <text:p text:style-name="P1"/>
      <text:p text:style-name="P4">Enable:</text:p>
      <text:list xml:id="list4213184219" text:style-name="L2">
        <text:list-item>
          <text:p text:style-name="P42"><text:span text:style-name="T3">middle click to close: </text:span><text:a xlink:type="simple" xlink:href="https://extensions.gnome.org/extension/352/middle-click-to-close-in-overview/" text:style-name="Internet_20_link" text:visited-style-name="Visited_20_Internet_20_Link">https://extensions.gnome.org/extension/352/middle-click-to-close-in-overview/</text:a></text:p>
        </text:list-item>
        <text:list-item>
          <text:p text:style-name="P44"><office:annotation office:name="__Annotation__553_2148328719" loext:resolved="false"><dc:creator>Unknown Author</dc:creator><dc:date>2020-11-01T15:57:38.621718291</dc:date><text:p text:style-name="P51"><text:span text:style-name="T30">Albo to rozszerzenie od tego polskiego ziomeczka.</text:span></text:p></office:annotation>system tray: <text:a xlink:type="simple" xlink:href="https://extensions.gnome.org/extension/1503/tray-icons/" text:style-name="Internet_20_link" text:visited-style-name="Visited_20_Internet_20_Link">https://extensions.gnome.org/extension/1503/tray-icons/</text:a><office:annotation-end office:name="__Annotation__553_2148328719"/></text:p>
        </text:list-item>
        <text:list-item>
          <text:p text:style-name="P43"><text:span text:style-name="T14">user themes: </text:span><text:a xlink:type="simple" xlink:href="https://extensions.gnome.org/extension/19/user-themes/" text:style-name="Internet_20_link" text:visited-style-name="Visited_20_Internet_20_Link">https://extensions.gnome.org/extension/19/user-themes/</text:a></text:p>
        </text:list-item>
      </text:list>
      <text:h text:style-name="P37" text:outline-level="1">Gnome tweak tool</text:h>
      <text:p text:style-name="P5">Install the Gnome Tweak Tool</text:p>
      <text:p text:style-name="P5">enable dark theme</text:p>
      <text:p text:style-name="P6"><text:soft-page-break/>Battery percentage</text:p>
      <text:p text:style-name="P6">Weekday &amp; seconds on the clock</text:p>
      <text:h text:style-name="Heading_20_1" text:outline-level="1">Keyboard shortcuts</text:h>
      <text:p text:style-name="P7">Ctrl+Alt+N gnome-system-monitor</text:p>
      <text:p text:style-name="P7">Ctrl+Alt+T gnome-terminal</text:p>
      <text:p text:style-name="P27"># Disable the use of Ctrl+Alt+↓, Ctrl+Alt+<text:span text:style-name="T23">↑ for workspace switching to allow using this shortcuts in Atom.</text:span></text:p>
      <text:p text:style-name="P7">gsettings set org.gnome.desktop.wm.keybindings switch-to-workspace-down "['&lt;Super&gt;Page_Down']"</text:p>
      <text:p text:style-name="P7">gsettings set org.gnome.desktop.wm.keybindings switch-to-workspace-up "['&lt;Super&gt;Page_Up']"</text:p>
      <text:h text:style-name="Heading_20_1" text:outline-level="1">Postman</text:h>
      <text:p text:style-name="P16">Download Postman Canary (<text:a xlink:type="simple" xlink:href="https://dl.pstmn.io/download/channel/canary/linux_64" text:style-name="Internet_20_link" text:visited-style-name="Visited_20_Internet_20_Link">link</text:a>)</text:p>
      <text:p text:style-name="P16">Add desktop entry </text:p>
      <text:p text:style-name="P47"><text:span text:style-name="T11">sudo dnf -y install kernel-devel </text:span><text:span text:style-name="T10">gcc perl make </text:span><text:span text:style-name="Source_20_Text"><text:span text:style-name="T15">binutils patch libgomp glibc-headers glibc-devel kernel-headers dkms qt5-qtx11extras libxkbcommon</text:span></text:span></text:p>
      <text:p text:style-name="Standard"><text:span text:style-name="Source_20_Text"/></text:p>
      <text:h text:style-name="P39" text:outline-level="1"><text:span text:style-name="T12">S</text:span><text:span text:style-name="T29">oftware repositories</text:span></text:h>
      <text:p text:style-name="P29">+ download AppStream Metadata package</text:p>
      <text:p text:style-name="P17">Review repositories in Software app</text:p>
      <text:h text:style-name="Heading_20_1" text:outline-level="1">Templates</text:h>
      <text:p text:style-name="P31">blank file</text:p>
      <text:p text:style-name="P31">empty text file</text:p>
      <text:p text:style-name="P31">empty LibreOffice spreadsheet </text:p>
      <text:p text:style-name="P31">empty LibreOffice text document</text:p>
      <text:p text:style-name="P31">empty LibreOffice presentation</text:p>
      <text:p text:style-name="P31">python boilerpla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c508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2T14:22:20.553183533</meta:creation-date>
    <dc:date>2020-11-01T15:58:26.833879771</dc:date>
    <meta:editing-duration>PT12H5M46S</meta:editing-duration>
    <meta:editing-cycles>58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195" meta:character-count="1803" meta:non-whitespace-character-count="1655"/>
  </office:meta>
</office:document-meta>
</file>